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55000002F45F2E9424.png" manifest:media-type="image/png"/>
  <manifest:file-entry manifest:full-path="Pictures/10000001000002990000027CB1E40DF2.png" manifest:media-type="image/png"/>
  <manifest:file-entry manifest:full-path="Pictures/100000010000018300000139FC958B90.png" manifest:media-type="image/png"/>
  <manifest:file-entry manifest:full-path="Pictures/10000001000003C3000002F653BBB9B5.png" manifest:media-type="image/png"/>
  <manifest:file-entry manifest:full-path="Pictures/1000000100000155000002F4C3773A9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965in, 0in, 1.724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654in, 0in, 1.585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189in" svg:y="-0.1827in" svg:width="2.9374in" svg:height="2.8098in" draw:z-index="0"><draw:image xlink:href="Pictures/10000001000002990000027CB1E40DF2.png" xlink:type="simple" xlink:show="embed" xlink:actuate="onLoad" draw:mime-type="image/png"/></draw:frame><draw:frame draw:style-name="fr2" draw:name="Image2" text:anchor-type="char" svg:x="2.85in" svg:y="-0.5965in" svg:width="2.7327in" svg:height="3.272in" draw:z-index="1"><draw:image xlink:href="Pictures/1000000100000155000002F45F2E9424.png" xlink:type="simple" xlink:show="embed" xlink:actuate="onLoad" draw:mime-type="image/png"/></draw:frame><draw:frame draw:style-name="fr1" draw:name="Image3" text:anchor-type="char" svg:x="-0.5272in" svg:y="2.748in" svg:width="3.048in" svg:height="2.3992in" draw:z-index="2"><draw:image xlink:href="Pictures/10000001000003C3000002F653BBB9B5.png" xlink:type="simple" xlink:show="embed" xlink:actuate="onLoad" draw:mime-type="image/png"/></draw:frame><draw:frame draw:style-name="fr3" draw:name="Image4" text:anchor-type="char" svg:x="3.0535in" svg:y="2.8091in" svg:width="3.0535in" svg:height="3.0299in" draw:z-index="3"><draw:image xlink:href="Pictures/1000000100000155000002F4C3773A97.png" xlink:type="simple" xlink:show="embed" xlink:actuate="onLoad" draw:mime-type="image/png"/></draw:frame><draw:frame draw:style-name="fr1" draw:name="Image5" text:anchor-type="char" svg:x="-0.3319in" svg:y="6.0681in" svg:width="4.0311in" svg:height="3.2602in" draw:z-index="4"><draw:image xlink:href="Pictures/100000010000018300000139FC958B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23:42:17.974850700</meta:creation-date>
    <dc:date>2025-12-06T23:44:33.508645000</dc:date>
    <meta:editing-duration>PT2M15S</meta:editing-duration>
    <meta:editing-cycles>2</meta:editing-cycles>
    <meta:generator>LibreOffice/25.8.3.2$Windows_X86_64 LibreOffice_project/8ca8d55c161d602844f5428fa4b58097424e324e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